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4.572cm" svg:x="5.572cm" svg:y="13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99cm" svg:height="4.572cm" svg:x="5.572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99cm" svg:height="4.572cm" svg:x="5.572cm" svg:y="2.5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937cm" svg:height="2.54cm" svg:x="8.049cm" svg:y="3.521cm">
          <text:p text:style-name="P1">A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37cm" svg:height="2.54cm" svg:x="16.24cm" svg:y="3.521cm">
          <text:p text:style-name="P1">A2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937cm" svg:height="2.54cm" svg:x="8.049cm" svg:y="9.128cm">
          <text:p text:style-name="P1">A3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37cm" svg:height="2.54cm" svg:x="16.24cm" svg:y="9.128cm">
          <text:p text:style-name="P1">A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3.937cm" svg:height="2.54cm" svg:x="12.303cm" svg:y="14.662cm">
          <text:p text:style-name="P1">A5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61cm" svg:height="1.012cm" svg:x="5.953cm" svg:y="2.547cm">
          <draw:text-box>
            <text:p text:style-name="P2"><text:span text:style-name="T1">Model1</text:span></text:p>
          </draw:text-box>
        </draw:frame>
        <draw:frame draw:style-name="gr3" draw:text-style-name="P2" draw:layer="layout" svg:width="5.461cm" svg:height="1.012cm" svg:x="5.954cm" svg:y="8.147cm">
          <draw:text-box>
            <text:p text:style-name="P2"><text:span text:style-name="T1">Model2</text:span></text:p>
          </draw:text-box>
        </draw:frame>
        <draw:frame draw:style-name="gr3" draw:text-style-name="P2" draw:layer="layout" svg:width="5.461cm" svg:height="1.012cm" svg:x="5.955cm" svg:y="13.647cm">
          <draw:text-box>
            <text:p text:style-name="P2"><text:span text:style-name="T1">Model3</text:span></text:p>
          </draw:text-box>
        </draw:frame>
        <draw:connector draw:style-name="gr4" draw:text-style-name="P1" draw:layer="layout" svg:x1="11.986cm" svg:y1="4.791cm" svg:x2="16.24cm" svg:y2="4.791cm" draw:start-shape="id1" draw:start-glue-point="1" draw:end-shape="id2" draw:end-glue-point="3" svg:d="M11986 4791h4254" svg:viewBox="0 0 4255 1">
          <text:p/>
        </draw:connector>
        <draw:connector draw:style-name="gr4" draw:text-style-name="P1" draw:layer="layout" svg:x1="16.24cm" svg:y1="10.398cm" svg:x2="11.986cm" svg:y2="10.398cm" draw:start-shape="id3" draw:start-glue-point="3" draw:end-shape="id4" draw:end-glue-point="1" svg:d="M16240 10398h-4254" svg:viewBox="0 0 4255 1">
          <text:p/>
        </draw:connector>
        <draw:connector draw:style-name="gr4" draw:text-style-name="P1" draw:layer="layout" svg:x1="10.017cm" svg:y1="11.668cm" svg:x2="14.271cm" svg:y2="14.662cm" draw:start-shape="id4" draw:start-glue-point="2" draw:end-shape="id5" draw:end-glue-point="0" svg:d="M10017 11668v1497h4254v1497" svg:viewBox="0 0 4255 2995">
          <text:p/>
        </draw:connector>
        <draw:connector draw:style-name="gr4" draw:text-style-name="P1" draw:layer="layout" svg:x1="18.208cm" svg:y1="11.668cm" svg:x2="14.271cm" svg:y2="14.662cm" draw:start-shape="id3" draw:start-glue-point="2" draw:end-shape="id5" svg:d="M18208 11668v1497h-3937v1497" svg:viewBox="0 0 3938 2995">
          <text:p/>
        </draw:connector>
        <draw:connector draw:style-name="gr4" draw:text-style-name="P1" draw:layer="layout" svg:x1="18.208cm" svg:y1="9.128cm" svg:x2="18.208cm" svg:y2="6.061cm" draw:start-shape="id3" draw:end-shape="id2" svg:d="M18208 9128v-3067" svg:viewBox="0 0 1 3068">
          <text:p/>
        </draw:connector>
        <draw:connector draw:style-name="gr4" draw:text-style-name="P1" draw:layer="layout" svg:x1="10.017cm" svg:y1="6.061cm" svg:x2="10.017cm" svg:y2="9.128cm" draw:start-shape="id1" draw:start-glue-point="2" draw:end-shape="id4" svg:d="M10017 6061v3067" svg:viewBox="0 0 1 3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57:48.608851281</meta:creation-date>
    <dc:date>2014-11-24T12:04:18.036032522</dc:date>
    <dc:creator>darjeeling </dc:creator>
    <meta:editing-duration>P0D</meta:editing-duration>
    <meta:editing-cycles>1</meta:editing-cycles>
    <meta:document-statistic meta:object-count="17"/>
    <meta:generator>LibreOffice/4.2.7.2$Linux_X86_64 LibreOffice_project/420m0$Build-2</meta:generator>
  </office:meta>
</office:document-meta>
</file>